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&lt;div align="center"&gt;</text:p>
      <text:p text:style-name="Standard">&lt;img style="margin: 10px" src="https://github.com/apolinario-souza/teaching/blob/main/AprendizageMotora(EFI04168)/img/cabecalho.png" alt="Python" height="150" </text:p>
      <text:p text:style-name="Standard">/&gt; <text:s/>&lt;/div&gt;</text:p>
      <text:p text:style-name="Standard"/>
      <text:p text:style-name="Standard"/>
      <text:p text:style-name="Standard"># **Aprendizagem Motora (EFI04168)**</text:p>
      <text:p text:style-name="Standard"/>
      <text:p text:style-name="Standard"/>
      <text:p text:style-name="Standard">## Descrição</text:p>
      <text:p text:style-name="Standard"/>
      <text:p text:style-name="Standard">Aborda o processo ensino-aprendizagem de habilidades motoras. Discute os mecanismos internos que regulam o movimento, bem como os fatores </text:p>
      <text:p text:style-name="Standard">ambientais que afetam o mesmo. Problematiza a prática das habilidades motoras nas diferentes fases da vida.</text:p>
      <text:p text:style-name="Standard"/>
      <text:p text:style-name="Standard">- **Professor:** Tércio Apolinário de Souza</text:p>
      <text:p text:style-name="Standard"><text:s text:c="2"/>- edf.tercio@hotmail.com </text:p>
      <text:p text:style-name="Standard"><text:s text:c="2"/>- Sala 220 no Lapex</text:p>
      <text:p text:style-name="Standard">- **Monitores:** </text:p>
      <text:p text:style-name="Standard">- **Horário:**</text:p>
      <text:p text:style-name="Standard"><text:s text:c="2"/>- Tuma A. Sexta-feira 08:30 às 11:50h</text:p>
      <text:p text:style-name="Standard"><text:s text:c="2"/>- Tuma B. Sexta-feira 13:30 às 16:30h </text:p>
      <text:p text:style-name="Standard">- [**Plano de ensino**][1]</text:p>
      <text:p text:style-name="Standard"/>
      <text:p text:style-name="Standard"/>
      <text:p text:style-name="Standard"/>
      <text:p text:style-name="Standard">## Avaliação</text:p>
      <text:p text:style-name="Standard">- Avaliaçao 1. 25%</text:p>
      <text:p text:style-name="Standard">- Avaliação 2. 25%</text:p>
      <text:p text:style-name="Standard">- Relatório dos laboratórios. 10%</text:p>
      <text:p text:style-name="Standard">- Projeto de pesquisa. 20%</text:p>
      <text:p text:style-name="Standard">- Trabalho: Aprendizagem motora e o ensino do esporte. 20%</text:p>
      <text:p text:style-name="Standard">- **Bônus**, Estudo dirigido. 10% </text:p>
      <text:p text:style-name="Standard">## Material</text:p>
      <text:p text:style-name="Standard">**Textbook**</text:p>
      <text:p text:style-name="Standard"/>
      <text:p text:style-name="Standard">- Schmidt, R. A.(2016). *Aprendizagem e performance motora: dos princípios à aplicação*. Artmed.</text:p>
      <text:p text:style-name="Standard">- Tani, G. (2016). *Comportamento motor: conceitos, estudos e aplicações*. Guanabara Koogan.</text:p>
      <text:p text:style-name="Standard">- Tani, G., &amp; Corrêa, U. (2016). *Aprendizagem motora e o ensino do esporte*. Editora Blucher.</text:p>
      <text:p text:style-name="Standard">- Magill, R. (2018). *Motor Learning and Control: Concepts and Applications*. McGraw-Hill Publishing.</text:p>
      <text:p text:style-name="Standard">- Schmidt, R. A.(2019). *Motor control and learning: A behavioral emphasis*. Human kinetics.</text:p>
      <text:p text:style-name="Standard">- Krakauer, J. W., &amp; Carmichael, S. T. (2022). *Broken movement: the neurobiology of motor recovery after stroke*. MIT Press.</text:p>
      <text:p text:style-name="Standard"/>
      <text:p text:style-name="Standard"/>
      <text:p text:style-name="Standard">## </text:p>
      <text:p text:style-name="Standard"/>
      <text:p text:style-name="Standard"><text:soft-page-break/></text:p>
      <text:p text:style-name="Standard">## Cronograma</text:p>
      <text:p text:style-name="Standard"/>
      <text:p text:style-name="Standard">| **Semana** | **Data**| **C.H.** <text:s/>| **Tópico** <text:s text:c="45"/>| **Referências**|</text:p>
      <text:p text:style-name="Standard">|----------|-----------|------------|---------------------------------------------------------|---------------|</text:p>
      <text:p text:style-name="Standard">|1|18/11|3|[Fundamentos das habilidades e capacidades motoras][1]|Schmidt (2016) p. 2-10;Schmidt (2019) p.19-53; Magill (2018) p.2-14;52-53|[1][10]|</text:p>
      <text:p text:style-name="Standard">|2|25/11|6|[Medidas de desempenho motor][2]|Schmidt (2016) p. 10-15; Schmidt (2019) p.54-93; Magill (2018) p.26-28|</text:p>
      <text:p text:style-name="Standard">|3|02/12|9|[Princípios e conceitos da aprendizagem motora][1]|Schmidt (2016) p. 176-226; Schmidt (2019) p.409-436,530-563; Magill (2018) p.256-317|</text:p>
      <text:p text:style-name="Standard">|4|09/12|12|[Teorias da aprendizagem motora][1] <text:s text:c="13"/>|Magill (2018) p.85-111|</text:p>
      <text:p text:style-name="Standard">|5|16/12|15|[Teoria de Esquema][1] <text:s text:c="12"/>|Schmidt (2016) p. 107-119|</text:p>
      <text:p text:style-name="Standard">|6|27/01|18|[Transferência de aprendizagem][1] |Schmidt (2016) p. 189-193; Schmidt (2019) p.593-604; Magill (2018) p.298-317|</text:p>
      <text:p text:style-name="Standard">|7|03/02|21|**Avaliação 1** <text:s text:c="23"/>| <text:s/>| |</text:p>
      <text:p text:style-name="Standard">|8|10/02|24|[Feedback][1] <text:s text:c="21"/>|Schmidt (2016) p. 256-284; Tani (2016) cap.23; Schmidt (2019) p.487-528; Magill (2018) p.343-381|</text:p>
      <text:p text:style-name="Standard">|9|17/02|27|[Variabilidade da prática][1]|Schmidt (2016) p. 243-252; Tani (2016) cap.22; Schmidt (2019) p.467-482; Magill (2018) p.382-405 |</text:p>
      <text:p text:style-name="Standard">|10|24/02|30|[Prática mental e observacional][1]|Schmidt (2016) p. 233-235; Schmidt (2019) p.455-461; Magill (2018) p.440-453|</text:p>
      <text:p text:style-name="Standard">|11|03/03|33|[Fragmentação da prática e Relação entre prática e repouso][1]|Schmidt (2016) p. 235-240; Schmidt (2019) p.462-466; Magill (2018) p.406-421;422-439; | </text:p>
      <text:p text:style-name="Standard">|12|10/03|36|[Instrução verbal, demonstração e metas][1]|Tani (2016) cap.18, 19, 20 e 21; Magill (2018) p.318-342|</text:p>
      <text:p text:style-name="Standard">|13|17/03|39|Apresentação do Projeto de Pesquisa| <text:s text:c="2"/>| |</text:p>
      <text:p text:style-name="Standard">|14|24/03|42|[Algumas implicações para a intervenção profissional][1]|Tani (2016) cap.36, 37 e 38; Tani e Correa (2016) cap.1; Krakauer (2022) cap.6 <text:s text:c="2"/>| </text:p>
      <text:p text:style-name="Standard">|15|31/03|45|Apresentação do Trabalho "Aprendizagem motora e o ensino do esporte"| <text:s text:c="2"/>| </text:p>
      <text:p text:style-name="Standard">|16|14/04|48| **Avaliação 2** <text:s text:c="44"/>| <text:s text:c="2"/>| </text:p>
      <text:p text:style-name="Standard">|------|||||------|</text:p>
      <text:p text:style-name="Standard">|- <text:s text:c="8"/>| - <text:s text:c="8"/>| 51 <text:s text:c="9"/>| Projeto de pesquisa <text:s text:c="40"/>| <text:s text:c="2"/></text:p>
      <text:p text:style-name="Standard">| - <text:s text:c="7"/>| - <text:s text:c="8"/>| 54 <text:s text:c="9"/>| Projeto de pesquisa <text:s text:c="40"/>| <text:s text:c="2"/></text:p>
      <text:p text:style-name="Standard">| - <text:s text:c="7"/>| - <text:s text:c="8"/>| 57 <text:s text:c="9"/>| Projeto de pesquisa <text:s text:c="40"/>| <text:s text:c="2"/></text:p>
      <text:p text:style-name="Standard">| - <text:s text:c="7"/>| - <text:s text:c="8"/>| 60 <text:s text:c="9"/>| Projeto de pesquisa <text:s text:c="33"/>| <text:s text:c="3"/></text:p>
      <text:p text:style-name="Standard"/>
      <text:p text:style-name="Standard"/>
      <text:p text:style-name="Standard">[1]:https://apolinario-souza.github.io/lectures/week-00/lecture-00_welcome/00_course-welcome.html#1</text:p>
      <text:p text:style-name="Standard">[2]:https://eds.p.ebscohost.com/eds/detail/detail?vid=2&amp;sid=a16a2a62-9519-4f6c-b2c0-7d10e7d06874%40redis&amp;bdata=JkF1dGhUeXBlPXNoaWImbGFuZz1wdC1iciZzY29wZT1zaXRl#AN=sabi.000277272&amp;db=cat07377a</text:p>
      <text:p text:style-name="Standard">[3]:https://eds.p.ebscohost.com/eds/viewarticle/render?data=dGJyMPPp44rp2%2fdV0%2bnjisfk5Ie46bNQsa2vSa6k63nn5Kx94um%2bUa2nskewprBKnqeuUrOnuEquls5lpOrweezp33vy3%2b2G59q7SbWvsk6uq69Jt5zxgeKzsk21reBI36mrSrWssEWy2OBPq9ivULOj4ny1q%2bF6rtquerHbvorj2ueLpOLfhuWz7oyr2PA%2b4ti7e9%2fqrk%2bxrbV5pOrff7u3zD7f5LuL39jnRq6mrkizqLBIsJzkh%2fDj34y73POE6urjkPKc5Y3j6fJV0ujzfQAA&amp;vid=0&amp;sid=4577b0a3-2762-4bb7-b185-dd75cb0d0b3e@redis</text:p>
      <text:p text:style-name="Standard">[4]:https://eds.p.ebscohost.com/eds/viewarticle/render?data=dGJyMPPp44rp2%2fdV0%2bnjisfk5Ie46bNQsa2vSa6k63nn5Kx94um<text:soft-page-break/>%2bUa2nskewprBKnqeuUrOnuEquls5lpOrweezp33vy3%2b2G59q7Ra%2btsE2urbJQsqqki%2bfau0y2qLVPsqavRd%2fct3urquFN4qO2SbKvq3uyrLJJ5NezT%2bOnsljw2%2bKB8Zzqeezdu4jyo%2bCKpNrgVePa8YXn2KSM3927Wcyc34a72%2bKL69%2fgRq6mrkivqLdLtJzkh%2fDj34y73POE6urjkPKc5Y3j6fJV0ujzfQAA&amp;vid=0&amp;sid=48277401-af9c-4c5d-8149-c4641fa57e14@redis</text:p>
      <text:p text:style-name="Standard"/>
      <text:p text:style-name="Standard"/>
      <text:p text:style-name="Standard"/>
      <text:p text:style-name="Standard"/>
      <text:p text:style-name="Standard">[10]:https://github.com/apolinario-souza/teaching/raw/main/AprendizageMotora(EFI04168)/lectures/lecture01/Relacao_entre_pratica_e_repouso.pdf</text:p>
      <text:p text:style-name="Standard"/>
      <text:p text:style-name="Standard">[21]:https://reader.elsevier.com/reader/sd/pii/S0301051119300468?token=2C1D072F98ADD5B95C6F76E359A382B9D5E1A295FF5428652DA301743842652F39709C31589B52FB441B869BF560789E&amp;originRegion=us-east-1&amp;originCreation=2022092119252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9:34:04.149004199</meta:creation-date>
    <dc:date>2022-10-11T09:34:43.999154561</dc:date>
    <meta:editing-duration>PT40S</meta:editing-duration>
    <meta:editing-cycles>1</meta:editing-cycles>
    <meta:document-statistic meta:table-count="0" meta:image-count="0" meta:object-count="0" meta:page-count="3" meta:paragraph-count="61" meta:word-count="474" meta:character-count="5489" meta:non-whitespace-character-count="4632"/>
    <meta:generator>LibreOffice/7.0.4.2$Linux_X86_64 LibreOffice_project/00$Build-2</meta:generator>
  </office:meta>
</office:document-meta>
</file>